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2D0B4BF6C7587073843.png" manifest:media-type="image/png"/>
  <manifest:file-entry manifest:full-path="Pictures/1000000000000258000002000B49AB6FF6D50DFA.png" manifest:media-type="image/png"/>
  <manifest:file-entry manifest:full-path="Pictures/10000201000004A3000004A35CA6F6F5363983EA.png" manifest:media-type="image/png"/>
  <manifest:file-entry manifest:full-path="Pictures/10000201000001900000008CCB8383538CCE29EC.png" manifest:media-type="image/png"/>
  <manifest:file-entry manifest:full-path="Pictures/10000201000000AF000000AF4568A191BDE02480.png" manifest:media-type="image/png"/>
  <manifest:file-entry manifest:full-path="Pictures/10000201000002B200000330EBE5E372B6C76E5C.png" manifest:media-type="image/png"/>
  <manifest:file-entry manifest:full-path="Pictures/100002010000014D0000025872E64D848F1AEB39.png" manifest:media-type="image/png"/>
  <manifest:file-entry manifest:full-path="Pictures/1000020100000190000001907464ECF2E901A46C.png" manifest:media-type="image/png"/>
  <manifest:file-entry manifest:full-path="Pictures/10000201000003E8000003E81CFC0225F7995FF7.png" manifest:media-type="image/png"/>
  <manifest:file-entry manifest:full-path="Pictures/1000000000000190000001907DB4D12C9165EE7E.png" manifest:media-type="image/png"/>
  <manifest:file-entry manifest:full-path="Pictures/100002010000009600000096CE44833B03974D13.png" manifest:media-type="image/png"/>
  <manifest:file-entry manifest:full-path="Pictures/1000020100000258000002584263A815F093A4AF.png" manifest:media-type="image/png"/>
  <manifest:file-entry manifest:full-path="Pictures/10000000000001900000019047FB30BE9A754E2D.png" manifest:media-type="image/png"/>
  <manifest:file-entry manifest:full-path="Pictures/1000020100000190000001905897BB09B9662C6D.png" manifest:media-type="image/png"/>
  <manifest:file-entry manifest:full-path="Pictures/10000000000000F0000000F0DB7F4B7A9DB60813.jpg" manifest:media-type="image/jpeg"/>
  <manifest:file-entry manifest:full-path="Pictures/100002010000028000000280A0D62BB88E1F5266.png" manifest:media-type="image/png"/>
  <manifest:file-entry manifest:full-path="Pictures/1000020100000100000001000754E865987BAF42.png" manifest:media-type="image/png"/>
  <manifest:file-entry manifest:full-path="Pictures/10000201000000B4000000B45DAE5F969B081F5F.png" manifest:media-type="image/png"/>
  <manifest:file-entry manifest:full-path="Pictures/100002010000013B000001279E076137A4649465.png" manifest:media-type="image/png"/>
  <manifest:file-entry manifest:full-path="Pictures/10000201000001F5000000ABCCA2368881FF91EB.png" manifest:media-type="image/png"/>
  <manifest:file-entry manifest:full-path="Pictures/1000020100000708000001C2836CCDC8DA15B85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1cm, 0cm, 0.035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8.368cm, 3.469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0cm, 3.469cm, 2.037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65;p14" draw:style-name="gr1" draw:text-style-name="P1" draw:layer="layout" svg:width="3.032cm" svg:height="3.103cm" svg:x="4.499cm" svg:y="7.786cm">
          <draw:image xlink:href="Pictures/1000020100000100000001000754E865987BAF42.png" xlink:type="simple" xlink:show="embed" xlink:actuate="onLoad">
            <text:p/>
          </draw:image>
        </draw:frame>
        <draw:frame draw:name="Google Shape;66;p14" draw:style-name="gr2" draw:text-style-name="P1" draw:layer="layout" svg:width="3.216cm" svg:height="3.216cm" svg:x="0.449cm" svg:y="3.215cm">
          <draw:image xlink:href="Pictures/10000000000001900000019047FB30BE9A754E2D.png" xlink:type="simple" xlink:show="embed" xlink:actuate="onLoad">
            <text:p/>
          </draw:image>
        </draw:frame>
        <draw:frame draw:name="Google Shape;67;p14" draw:style-name="gr2" draw:text-style-name="P1" draw:layer="layout" svg:width="2.875cm" svg:height="2.875cm" svg:x="10.253cm" svg:y="0.572cm">
          <draw:image xlink:href="Pictures/1000000000000190000001907DB4D12C9165EE7E.png" xlink:type="simple" xlink:show="embed" xlink:actuate="onLoad">
            <text:p/>
          </draw:image>
        </draw:frame>
        <draw:frame draw:name="Google Shape;68;p14" draw:style-name="gr2" draw:text-style-name="P1" draw:layer="layout" svg:width="3.533cm" svg:height="3.533cm" svg:x="13.404cm" svg:y="7.97cm">
          <draw:image xlink:href="Pictures/10000000000000F0000000F0DB7F4B7A9DB60813.jpg" xlink:type="simple" xlink:show="embed" xlink:actuate="onLoad">
            <text:p/>
          </draw:image>
        </draw:frame>
        <draw:frame draw:name="Google Shape;69;p14" draw:style-name="gr2" draw:text-style-name="P1" draw:layer="layout" svg:width="3.739cm" svg:height="3.739cm" svg:x="17.677cm" svg:y="4.226cm">
          <draw:image xlink:href="Pictures/100002010000028000000280A0D62BB88E1F5266.png" xlink:type="simple" xlink:show="embed" xlink:actuate="onLoad">
            <text:p/>
          </draw:image>
        </draw:frame>
        <draw:frame draw:name="Google Shape;70;p14" draw:style-name="gr2" draw:text-style-name="P1" draw:layer="layout" svg:width="3.448cm" svg:height="3.448cm" svg:x="3.786cm" svg:y="2.236cm">
          <draw:image xlink:href="Pictures/10000201000000B4000000B45DAE5F969B081F5F.png" xlink:type="simple" xlink:show="embed" xlink:actuate="onLoad">
            <text:p/>
          </draw:image>
        </draw:frame>
        <draw:frame draw:name="Google Shape;71;p14" draw:style-name="gr2" draw:text-style-name="P1" draw:layer="layout" svg:width="3.354cm" svg:height="3.354cm" svg:x="21.792cm" svg:y="10.899cm">
          <draw:image xlink:href="Pictures/100002010000009600000096CE44833B03974D13.png" xlink:type="simple" xlink:show="embed" xlink:actuate="onLoad">
            <text:p/>
          </draw:image>
        </draw:frame>
        <draw:custom-shape draw:name="Google Shape;72;p14" draw:style-name="gr3" draw:text-style-name="P2" draw:layer="layout" svg:width="9.104cm" svg:height="2.079cm" svg:x="7.055cm" svg:y="4.855cm">
          <text:p text:style-name="P3"><text:a xlink:href="http://tinyurl.com/SVQTech" xlink:type="simple">#SVQTech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4" draw:style-name="gr2" draw:text-style-name="P1" draw:layer="layout" svg:width="6.871cm" svg:height="1.716cm" svg:x="0.209cm" svg:y="0.319cm">
          <draw:image xlink:href="Pictures/1000020100000708000001C2836CCDC8DA15B852.png" xlink:type="simple" xlink:show="embed" xlink:actuate="onLoad">
            <text:p/>
          </draw:image>
        </draw:frame>
        <draw:frame draw:name="Google Shape;74;p14" draw:style-name="gr2" draw:text-style-name="P1" draw:layer="layout" svg:width="3.08cm" svg:height="3.08cm" svg:x="21.929cm" svg:y="5.98cm">
          <draw:image xlink:href="Pictures/1000020100000258000002584263A815F093A4AF.png" xlink:type="simple" xlink:show="embed" xlink:actuate="onLoad">
            <text:p/>
          </draw:image>
        </draw:frame>
        <draw:g draw:name="Google Shape;75;p14">
          <draw:frame draw:name="Google Shape;76;p14" draw:style-name="gr4" draw:text-style-name="P1" draw:layer="layout" svg:width="1.398cm" svg:height="2.587cm" svg:x="10.813cm" svg:y="11.715cm">
            <draw:image xlink:href="Pictures/1000020100000190000001905897BB09B9662C6D.png" xlink:type="simple" xlink:show="embed" xlink:actuate="onLoad">
              <text:p/>
            </draw:image>
          </draw:frame>
          <draw:frame draw:name="Google Shape;77;p14" draw:style-name="gr5" draw:text-style-name="P1" draw:layer="layout" svg:width="5.403cm" svg:height="2.587cm" svg:x="12.121cm" svg:y="11.715cm">
            <draw:image xlink:href="Pictures/1000020100000190000001907464ECF2E901A46C.png" xlink:type="simple" xlink:show="embed" xlink:actuate="onLoad">
              <text:p/>
            </draw:image>
          </draw:frame>
        </draw:g>
        <draw:frame draw:name="Google Shape;78;p14" draw:style-name="gr2" draw:text-style-name="P1" draw:layer="layout" svg:width="3.901cm" svg:height="3.901cm" svg:x="13.496cm" svg:y="1.324cm">
          <draw:image xlink:href="Pictures/10000201000003E8000003E81CFC0225F7995FF7.png" xlink:type="simple" xlink:show="embed" xlink:actuate="onLoad">
            <text:p/>
          </draw:image>
        </draw:frame>
        <draw:frame draw:name="Google Shape;79;p14" draw:style-name="gr2" draw:text-style-name="P1" draw:layer="layout" svg:width="2.164cm" svg:height="3.901cm" svg:x="9.126cm" svg:y="7.361cm">
          <draw:image xlink:href="Pictures/100002010000014D0000025872E64D848F1AEB39.png" xlink:type="simple" xlink:show="embed" xlink:actuate="onLoad">
            <text:p/>
          </draw:image>
        </draw:frame>
        <draw:frame draw:name="Google Shape;80;p14" draw:style-name="gr2" draw:text-style-name="P1" draw:layer="layout" svg:width="4.189cm" svg:height="4.954cm" svg:x="0cm" svg:y="6.548cm">
          <draw:image xlink:href="Pictures/10000201000002B200000330EBE5E372B6C76E5C.png" xlink:type="simple" xlink:show="embed" xlink:actuate="onLoad">
            <text:p/>
          </draw:image>
        </draw:frame>
        <draw:frame draw:name="Google Shape;81;p14" draw:style-name="gr2" draw:text-style-name="P1" draw:layer="layout" svg:width="2.804cm" svg:height="2.804cm" svg:x="7.082cm" svg:y="1.625cm">
          <draw:image xlink:href="Pictures/10000201000004A3000004A35CA6F6F5363983EA.png" xlink:type="simple" xlink:show="embed" xlink:actuate="onLoad">
            <text:p/>
          </draw:image>
        </draw:frame>
        <draw:frame draw:name="Google Shape;82;p14" draw:style-name="gr2" draw:text-style-name="P1" draw:layer="layout" svg:width="6.696cm" svg:height="2.284cm" svg:x="2.063cm" svg:y="11.866cm">
          <draw:image xlink:href="Pictures/10000201000001F5000000ABCCA2368881FF91EB.png" xlink:type="simple" xlink:show="embed" xlink:actuate="onLoad">
            <text:p/>
          </draw:image>
        </draw:frame>
        <draw:frame draw:name="Google Shape;83;p14" draw:style-name="gr2" draw:text-style-name="P1" draw:layer="layout" svg:width="3.33cm" svg:height="2.842cm" svg:x="18.062cm" svg:y="9.062cm">
          <draw:image xlink:href="Pictures/1000000000000258000002000B49AB6FF6D50DFA.png" xlink:type="simple" xlink:show="embed" xlink:actuate="onLoad">
            <text:p/>
          </draw:image>
        </draw:frame>
        <draw:frame draw:name="Google Shape;84;p14" draw:style-name="gr2" draw:text-style-name="P1" draw:layer="layout" svg:width="2.875cm" svg:height="2.875cm" svg:x="22.032cm" svg:y="2.35cm">
          <draw:image xlink:href="Pictures/10000201000000AF000000AF4568A191BDE02480.png" xlink:type="simple" xlink:show="embed" xlink:actuate="onLoad">
            <text:p/>
          </draw:image>
        </draw:frame>
        <draw:frame draw:name="Google Shape;85;p14" draw:style-name="gr2" draw:text-style-name="P1" draw:layer="layout" svg:width="3.739cm" svg:height="3.502cm" svg:x="17.22cm" svg:y="0.373cm">
          <draw:image xlink:href="Pictures/100002010000013B000001279E076137A4649465.png" xlink:type="simple" xlink:show="embed" xlink:actuate="onLoad">
            <text:p/>
          </draw:image>
        </draw:frame>
        <draw:frame draw:name="Google Shape;86;p14" draw:style-name="gr2" draw:text-style-name="P1" draw:layer="layout" svg:width="6.991cm" svg:height="4.491cm" svg:x="10.6cm" svg:y="3.908cm">
          <draw:image xlink:href="Pictures/10000201000004B0000002D0B4BF6C7587073843.png" xlink:type="simple" xlink:show="embed" xlink:actuate="onLoad">
            <text:p/>
          </draw:image>
        </draw:frame>
        <draw:frame draw:name="Google Shape;87;p14" draw:style-name="gr2" draw:text-style-name="P1" draw:layer="layout" svg:width="3.448cm" svg:height="1.206cm" svg:x="21.745cm" svg:y="9.692cm">
          <draw:image xlink:href="Pictures/10000201000001900000008CCB8383538CCE29EC.png" xlink:type="simple" xlink:show="embed" xlink:actuate="onLoad">
            <text:p/>
          </draw:image>
        </draw:frame>
        <presentation:notes draw:style-name="dp2">
          <draw:page-thumbnail draw:name="Google Shape;62;p1:notes" draw:style-name="gr6" draw:layer="layout" svg:width="16.931cm" svg:height="9.523cm" svg:x="1.059cm" svg:y="1.905cm" draw:page-number="1" presentation:class="page"/>
          <draw:frame draw:name="Google Shape;63;p1:notes" presentation:style-name="pr1" draw:text-style-name="P4" draw:layer="layout" svg:width="15.238cm" svg:height="11.428cm" svg:x="1.905cm" svg:y="12.065cm" presentation:class="notes" presentation:user-transformed="true">
            <draw:text-box>
              <text:p text:style-name="P3"><text:span text:style-name="T1">Publirreportaj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4;p2" presentation:style-name="TITLE_5f_AND_5f_BODY-title" draw:layer="backgroundobjects" svg:width="23.666cm" svg:height="5.7cm" svg:x="0.866cm" svg:y="2.068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2"/>
    <meta:generator>LibreOfficeDev/6.0.5.2$Linux_X86_64 LibreOffice_project/</meta:generator>
  </office:meta>
</office:document-meta>
</file>